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wContainerBootstrap.getExtensionM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wContainerBootstrap.doCleanU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wContainerBootstrap.onInstall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wContainerBootstrap.getExtensionM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wContainerBootstrap.doOnUninst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wContainerBootstrap.cleanUp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wContainerBootstrap.doIni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wContainerBootstrap.init( InstallationContext install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wContainerBootstrap.createExtensionM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wContainerBootstrap.doOnInst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wContainerBootstrap.onUninstall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wContainerBootstrap.LwContainerBootstr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